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VLOs</text:p>
          </table:table-cell>
          <table:table-cell office:value-type="string" calcext:value-type="string">
            <text:p>topic(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ntro to Yocto Projec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rdware platform; admin aspects of the cour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-1.4</text:p>
          </table:table-cell>
          <table:table-cell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-2.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-3.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00-00-00</text:date>, <text:time style:data-style-name="N2" text:time-value="10:48:55.873649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2:25:16.039373166</meta:creation-date>
    <dc:date>2020-09-25T10:51:37.989406049</dc:date>
    <meta:editing-duration>PT5M16S</meta:editing-duration>
    <meta:editing-cycles>2</meta:editing-cycles>
    <meta:generator>LibreOffice/6.4.5.2$Linux_X86_64 LibreOffice_project/40$Build-2</meta:generator>
    <meta:document-statistic meta:table-count="1" meta:cell-count="18" meta:object-count="0"/>
  </office:meta>
</office:document-meta>
</file>